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officeooo:paragraph-rsid="00176dd4" style:font-size-asian="8pt" style:font-size-complex="8pt"/>
    </style:style>
    <style:style style:name="P3" style:family="paragraph" style:parent-style-name="Standard">
      <style:text-properties style:font-name="Courier New" fo:font-size="8pt" officeooo:paragraph-rsid="001a4ef7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1aac1d" style:font-size-asian="8pt" style:font-size-complex="8pt"/>
    </style:style>
    <style:style style:name="P5" style:family="paragraph" style:parent-style-name="Standard"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Courier New" fo:font-size="8pt" fo:font-weight="normal" officeooo:paragraph-rsid="001a4ef7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ourier New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urier New" fo:font-size="2pt" style:font-size-asian="2pt" style:font-size-complex="2pt"/>
    </style:style>
    <style:style style:name="P9" style:family="paragraph" style:parent-style-name="Standard">
      <style:text-properties style:use-window-font-color="true" loext:opacity="0%" style:font-name="Courier New" fo:font-size="8pt" fo:font-weight="normal" officeooo:rsid="0016a8b9" officeooo:paragraph-rsid="0016a8b9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text-align="end" style:justify-single-word="false"/>
      <style:text-properties style:use-window-font-color="true" loext:opacity="0%" style:font-name="Arial1" fo:font-size="8pt" fo:font-weight="normal" officeooo:rsid="00176dd4" officeooo:paragraph-rsid="00176dd4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Arial1" fo:font-size="22pt" style:text-underline-style="solid" style:text-underline-width="auto" style:text-underline-color="font-color" fo:font-weight="bold" officeooo:rsid="0016a8b9" officeooo:paragraph-rsid="0016a8b9" style:font-size-asian="22pt" style:font-weight-asian="bold" style:font-size-complex="22pt" style:font-weight-complex="bold"/>
    </style:style>
    <style:style style:name="P12" style:family="paragraph" style:parent-style-name="Standard">
      <style:text-properties style:text-position="super 58%" style:font-name="Courier New" fo:font-size="2pt" style:font-size-asian="2pt" style:font-size-complex="2pt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fo:font-weight="bold" style:font-weight-asian="bold" style:font-weight-complex="bold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708090" loext:opacity="100%"/>
    </style:style>
    <style:style style:name="T9" style:family="text">
      <style:text-properties fo:color="#708090" loext:opacity="100%" fo:font-style="italic" style:font-style-asian="italic" style:font-style-complex="italic"/>
    </style:style>
    <style:style style:name="T10" style:family="text">
      <style:text-properties fo:color="#708090" loext:opacity="100%" fo:font-weight="bold" style:font-weight-asian="bold" style:font-weight-complex="bold"/>
    </style:style>
    <style:style style:name="T11" style:family="text">
      <style:text-properties fo:color="#708090" loext:opacity="100%" fo:font-weight="normal" style:font-weight-asian="normal" style:font-weight-complex="normal"/>
    </style:style>
    <style:style style:name="T12" style:family="text">
      <style:text-properties fo:color="#708090" loext:opacity="100%" fo:background-color="#a9a9a9" loext:char-shading-value="0"/>
    </style:style>
    <style:style style:name="T13" style:family="text">
      <style:text-properties fo:color="#708090" loext:opacity="100%" officeooo:rsid="00176dd4"/>
    </style:style>
    <style:style style:name="T14" style:family="text">
      <style:text-properties fo:color="#708090" loext:opacity="100%" fo:background-color="#d3d3d3" loext:char-shading-value="0"/>
    </style:style>
    <style:style style:name="T15" style:family="text">
      <style:text-properties fo:color="#708090" loext:opacity="100%" officeooo:rsid="001aac1d"/>
    </style:style>
    <style:style style:name="T16" style:family="text">
      <style:text-properties fo:color="#228b22" loext:opacity="100%" fo:font-weight="bold" style:font-weight-asian="bold" style:font-weight-complex="bold"/>
    </style:style>
    <style:style style:name="T17" style:family="text">
      <style:text-properties fo:color="#c71585" loext:opacity="100%"/>
    </style:style>
    <style:style style:name="T18" style:family="text">
      <style:text-properties fo:color="#c71585" loext:opacity="100%" fo:font-weight="bold" style:font-weight-asian="bold" style:font-weight-complex="bold"/>
    </style:style>
    <style:style style:name="T19" style:family="text">
      <style:text-properties fo:font-size="4pt" style:font-size-asian="4pt" style:font-size-complex="4pt"/>
    </style:style>
    <style:style style:name="T20" style:family="text">
      <style:text-properties officeooo:rsid="001a4ef7"/>
    </style:style>
    <style:style style:name="T21" style:family="text">
      <style:text-properties style:text-position="super 58%" fo:font-size="4pt" style:font-size-asian="4pt" style:font-size-complex="4pt"/>
    </style:style>
    <style:style style:name="T22" style:family="text">
      <style:text-properties style:text-position="super 58%" fo:font-size="2pt" style:font-size-asian="2pt" style:font-size-complex="2pt"/>
    </style:style>
    <style:style style:name="T23" style:family="text">
      <style:text-properties fo:font-size="2pt" style:font-size-asian="2pt" style:font-size-complex="2pt"/>
    </style:style>
    <style:style style:name="T24" style:family="text">
      <style:text-properties fo:color="#ff4500" loext:opacity="100%"/>
    </style:style>
    <style:style style:name="T25" style:family="text">
      <style:text-properties fo:color="#ff4500" loext:opacity="100%" fo:font-weight="bold" style:font-weight-asian="bold" style:font-weight-complex="bold"/>
    </style:style>
    <style:style style:name="T26" style:family="text">
      <style:text-properties fo:color="#1e90ff" loext:opacity="100%"/>
    </style:style>
    <style:style style:name="T27" style:family="text">
      <style:text-properties fo:color="#1e90ff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luster Extended Mode analysis<text:span text:style-name="T1"><text:tab/>2021-04-13</text:span></text:p>
      <text:p text:style-name="P7"/>
      <text:p text:style-name="P7">C1_010413_K.HK<text:tab/><text:tab/><text:tab/><text:tab/>C1_010413_K.NS</text:p>
      <text:p text:style-name="P1"/>
      <text:p text:style-name="P5"><text:span text:style-name="T1"><text:tab/></text:span>Packet Time <text:s text:c="14"/><text:span text:style-name="T1"><text:tab/></text:span>Reset<text:span text:style-name="T1"><text:tab/></text:span>Instr<text:span text:style-name="T1"><text:tab/></text:span>Pkt <text:s/><text:span text:style-name="T1"><text:tab/></text:span>Packet time <text:s text:c="14"/><text:span text:style-name="T1"><text:tab/></text:span>Reset<text:span text:style-name="T1"><text:tab/></text:span>Current Sun Pulse<text:span text:style-name="T1"><text:tab/></text:span>Instr</text:p>
      <text:p text:style-name="P1"/>
      <text:p text:style-name="P1">#4275<text:tab/>2001-04-13T06:07:09.957028<text:tab/>E69E<text:tab/><text:span text:style-name="T4">000C</text:span><text:tab/>#1617<text:tab/>2001-04-13T06:07:09.957028<text:tab/>E69F<text:tab/>06:07:08.694821Z<text:tab/><text:span text:style-name="T4">000C</text:span></text:p>
      <text:p text:style-name="P1">#4276<text:tab/>2001-04-13T06:07:15.109249<text:tab/>E69F<text:tab/><text:span text:style-name="T4">000C</text:span><text:tab/>#1618<text:tab/>2001-04-13T06:07:15.109249<text:tab/>E6A0<text:tab/>06:07:12.701779Z<text:tab/><text:span text:style-name="T4">000C</text:span></text:p>
      <text:p text:style-name="P1">#4277<text:tab/>2001-04-13T06:07:20.261471<text:tab/><text:span text:style-name="T2">E6A0</text:span><text:tab/><text:span text:style-name="T4">000C</text:span><text:tab/>#1619<text:tab/>2001-04-13T06:07:20.261471<text:tab/>E6A1<text:tab/>06:07:16.708980Z<text:tab/><text:span text:style-name="T4">000C</text:span></text:p>
      <text:p text:style-name="P1">#4278<text:tab/>2001-04-13T06:07:25.413691<text:tab/>E6A1<text:tab/><text:span text:style-name="T4">000C</text:span><text:tab/>#1620<text:tab/>2001-04-13T06:07:25.413691<text:tab/>E6A2<text:tab/>06:07:24.723262Z<text:tab/><text:span text:style-name="T4">000C</text:span></text:p>
      <text:p text:style-name="P1">#4279<text:tab/>2001-04-13T06:07:30.565913<text:tab/>E6A2<text:tab/><text:span text:style-name="T4">000C</text:span><text:tab/>#1621<text:tab/>2001-04-13T06:07:30.565913<text:tab/>E6A3<text:tab/>06:07:28.730463Z<text:tab/><text:span text:style-name="T4">000C</text:span></text:p>
      <text:p text:style-name="P1">#4280<text:tab/>2001-04-13T06:07:35.718134<text:tab/>E6A3 <text:s/><text:tab/><text:span text:style-name="T4">000C</text:span><text:tab/>#1622<text:tab/>2001-04-13T06:07:35.718134<text:tab/>E6A4<text:tab/>06:07:32.737422Z<text:tab/><text:span text:style-name="T4">000C</text:span></text:p>
      <text:p text:style-name="P1">#4281<text:tab/>2001-04-13T06:07:40.870355<text:tab/>E6A4<text:tab/><text:span text:style-name="T4">000C</text:span><text:tab/>#1623<text:tab/>2001-04-13T06:07:40.870355<text:tab/>E6A5<text:tab/>06:07:40.751703Z<text:tab/><text:span text:style-name="T4">000C</text:span></text:p>
      <text:p text:style-name="P1">#4282<text:tab/>2001-04-13T06:07:46.022576<text:tab/>E6A5<text:tab/><text:span text:style-name="T4">000C</text:span><text:tab/>#1624<text:tab/>2001-04-13T06:07:46.022576<text:tab/>E6A6<text:tab/>06:07:44.758660Z<text:tab/><text:span text:style-name="T4">000C</text:span></text:p>
      <text:p text:style-name="P1">#4283<text:tab/>2001-04-13T06:07:51.174798<text:tab/>E6A6<text:tab/><text:span text:style-name="T4">000C</text:span><text:tab/>#1625<text:tab/>2001-04-13T06:07:51.174798<text:tab/>E6A7<text:tab/>06:07:48.766106Z<text:tab/><text:span text:style-name="T4">000C</text:span></text:p>
      <text:p text:style-name="P1">#4284<text:tab/>2001-04-13T06:07:56.327018<text:tab/>E6A7<text:tab/><text:span text:style-name="T4">000C</text:span><text:tab/>#1626<text:tab/>2001-04-13T06:07:56.327018<text:tab/>E6A8 <text:tab/>06:07:52.773063Z<text:tab/><text:span text:style-name="T4">000C</text:span></text:p>
      <text:p text:style-name="P1">#4285<text:tab/>2001-04-13T06:08:01.479239<text:tab/>E6A8<text:tab/><text:span text:style-name="T4">000C</text:span><text:tab/>#1627<text:tab/>2001-04-13T06:08:01.479239<text:tab/>E6A9 <text:tab/>06:08:00.787345Z<text:tab/><text:span text:style-name="T4">000C</text:span></text:p>
      <text:p text:style-name="P1">#4286<text:tab/><text:span text:style-name="T25">2001-04-13T06:08:06.631461</text:span><text:tab/>E6A9<text:tab/><text:span text:style-name="T4">000C</text:span><text:tab/> <text:span text:style-name="T8">----<text:tab/>------------ Extended Mode Start </text:span><text:span text:style-name="T15">&amp; NS Ends </text:span><text:span text:style-name="T8">---------- <text:s text:c="5"/>----</text:span></text:p>
      <text:p text:style-name="P1">#4287<text:tab/>2001-04-13T06:08:11.784510<text:tab/>E6AA<text:tab/><text:span text:style-name="T8">00</text:span><text:span text:style-name="T13">0</text:span><text:span text:style-name="T8">0<text:tab/><text:tab/> <text:s text:c="20"/></text:span><text:span text:style-name="T14"><text:s text:c="13"/></text:span></text:p>
      <text:p text:style-name="P2">#4288<text:tab/>2001-04-13T06:08:16.936730<text:tab/>E6AB<text:tab/><text:span text:style-name="T8">0000<text:tab/><text:tab/> <text:s text:c="20"/></text:span><text:span text:style-name="T14"><text:s text:c="13"/></text:span></text:p>
      <text:p text:style-name="P2">#4289<text:tab/>2001-04-13T06:08:22.088953<text:tab/>E6AC<text:tab/><text:span text:style-name="T8">0000<text:tab/><text:tab/> <text:s text:c="20"/></text:span><text:span text:style-name="T14"><text:s text:c="13"/></text:span></text:p>
      <text:p text:style-name="P2">#4290<text:tab/>2001-04-13T06:08:27.241174<text:tab/>E6AD<text:tab/><text:span text:style-name="T8">0000<text:tab/><text:tab/> <text:s text:c="20"/></text:span><text:span text:style-name="T14"><text:s text:c="13"/></text:span></text:p>
      <text:p text:style-name="P2">#4291<text:tab/>2001-04-13T06:08:32.393395<text:tab/>E6AE<text:tab/><text:span text:style-name="T8">0000<text:tab/><text:tab/> <text:s text:c="20"/></text:span><text:span text:style-name="T14"><text:s text:c="13"/></text:span></text:p>
      <text:p text:style-name="P2">#4292<text:tab/>2001-04-13T06:08:37.545615<text:tab/>E6AF<text:tab/><text:span text:style-name="T8">0000<text:tab/><text:tab/> <text:s text:c="20"/></text:span><text:span text:style-name="T14"><text:s text:c="13"/></text:span></text:p>
      <text:p text:style-name="P2">#4293<text:tab/>2001-04-13T06:08:42.697836<text:tab/><text:span text:style-name="T2">E6B0</text:span><text:tab/><text:span text:style-name="T8">0000<text:tab/><text:tab/> <text:s text:c="20"/></text:span><text:span text:style-name="T14"><text:s text:c="13"/></text:span><text:s/><text:tab/><text:tab/><text:tab/><text:tab/><text:tab/><text:span text:style-name="T2">9th Ext Mode Vector - E6B</text:span></text:p>
      <text:p text:style-name="P2">#4294<text:tab/>2001-04-13T06:08:47.850058<text:tab/>E6B1<text:tab/><text:span text:style-name="T8">0000<text:tab/><text:tab/> <text:s text:c="20"/></text:span><text:span text:style-name="T14"><text:s text:c="13"/></text:span></text:p>
      <text:p text:style-name="P2">#4295<text:tab/>2001-04-13T06:08:53.002278<text:tab/>E6B2<text:tab/><text:span text:style-name="T8">0000<text:tab/><text:tab/> <text:s text:c="20"/></text:span><text:span text:style-name="T14"><text:s text:c="13"/></text:span></text:p>
      <text:p text:style-name="P2">#4296<text:tab/>2001-04-13T06:08:58.154500<text:tab/>E6B3<text:tab/><text:span text:style-name="T8">0000<text:tab/><text:tab/> <text:s text:c="20"/></text:span><text:span text:style-name="T14"><text:s text:c="13"/></text:span></text:p>
      <text:p text:style-name="P2">#4297<text:tab/>2001-04-13T06:09:03.306722<text:tab/>E6B4<text:tab/><text:span text:style-name="T8">0000<text:tab/><text:tab/> <text:s text:c="20"/></text:span><text:span text:style-name="T14"><text:s text:c="13"/></text:span></text:p>
      <text:p text:style-name="P3"><text:s/><text:span text:style-name="T16">+419<text:tab/></text:span><text:span text:style-name="T9">-------- Data Gap --------<text:tab/></text:span><text:span text:style-name="T16">+419<text:tab/></text:span><text:span text:style-name="T11">----</text:span><text:tab/><text:span text:style-name="T8"><text:tab/> <text:s text:c="20"/></text:span><text:span text:style-name="T14"><text:s text:c="13"/></text:span></text:p>
      <text:p text:style-name="P4">#4716<text:tab/>2001-04-13T06:45:02.087378<text:tab/><text:span text:style-name="T5">E857</text:span><text:tab/><text:span text:style-name="T8">0000</text:span><text:tab/> <text:span text:style-name="T8">----<text:tab/>---------------------- </text:span><text:span text:style-name="T15">NS Starts </text:span><text:span text:style-name="T8">-------------------- <text:s text:c="5"/>----</text:span></text:p>
      <text:p text:style-name="P6"><text:span text:style-name="T17"><text:tab/></text:span><text:span text:style-name="T8">----- Missing Packet -----<text:tab/>----<text:tab/>----<text:tab/></text:span><text:span text:style-name="T6">#1628<text:tab/>2001-04-13T06:45:07.238591<text:tab/>0000<text:tab/>------0000------<text:tab/></text:span><text:span text:style-name="T18">000E</text:span></text:p>
      <text:p text:style-name="P3"><text:span text:style-name="T8"><text:tab/>----- Missing Packet -----<text:tab/>----<text:tab/>----<text:tab/></text:span>#1629<text:tab/>2001-04-13T06:45:12.390812<text:tab/><text:span text:style-name="T8">0000<text:tab/>------0000------</text:span><text:tab/><text:span text:style-name="T18">000E</text:span></text:p>
      <text:p text:style-name="P1">#4717<text:tab/>2001-04-13T06:45:12.390812<text:tab/><text:span text:style-name="T5">E859</text:span><text:tab/><text:tab/>#1630<text:tab/>2001-04-13T06:45:17.543033<text:tab/><text:span text:style-name="T8">0000<text:tab/>------0000------</text:span><text:tab/><text:span text:style-name="T18">000E</text:span></text:p>
      <text:p text:style-name="P1">#4718<text:tab/>2001-04-13T06:45:17.543033<text:tab/>E85A<text:tab/><text:span text:style-name="T8">0000</text:span><text:tab/>#1631<text:tab/>2001-04-13T06:45:22.695255<text:tab/><text:span text:style-name="T8">0000<text:tab/>------0000------</text:span><text:tab/><text:span text:style-name="T18">000E</text:span></text:p>
      <text:p text:style-name="P12"><text:span text:style-name="T18"/></text:p>
      <text:p text:style-name="P1"><text:s/><text:span text:style-name="T16">+485<text:tab/></text:span><text:span text:style-name="T8">------------- Data Gap ---</text:span> <text:tab/><text:span text:style-name="T16">+485<text:tab/></text:span><text:span text:style-name="T8">----</text:span><text:tab/> <text:span text:style-name="T5">+483</text:span> ------------------------ Data Gap --------------------<text:span text:style-name="T6">------</text:span><text:span text:style-name="T7">---</text:span></text:p>
      <text:p text:style-name="P8"/>
      <text:p text:style-name="P1">#5203<text:tab/>2001-04-13T07:26:56.370285<text:tab/>EA3F<text:tab/><text:span text:style-name="T8">0000</text:span><text:tab/>#2114<text:tab/>2001-04-13T07:26:56.370285<text:tab/><text:span text:style-name="T8">0000<text:tab/>------0000------</text:span><text:tab/><text:span text:style-name="T18">000E</text:span></text:p>
      <text:p text:style-name="P1">#5204<text:tab/>2001-04-13T07:27:01.522506<text:tab/><text:span text:style-name="T2">EA40</text:span><text:tab/><text:span text:style-name="T8">0000</text:span><text:tab/>#2115<text:tab/>2001-04-13T07:27:01.522506<text:tab/><text:span text:style-name="T8">0000<text:tab/>------0000------</text:span><text:tab/><text:span text:style-name="T18">000E</text:span><text:tab/><text:span text:style-name="T2">1181th Ext Mode Vector - EA4</text:span></text:p>
      <text:p text:style-name="P1">#5205<text:tab/>2001-04-13T07:27:06.674728<text:tab/>EA41<text:tab/><text:span text:style-name="T8">0000</text:span><text:tab/>#2116<text:tab/>2001-04-13T07:27:06.674728<text:tab/><text:span text:style-name="T8">0000<text:tab/>------0000------</text:span><text:tab/><text:span text:style-name="T18">000E</text:span></text:p>
      <text:p text:style-name="P1">#5206<text:tab/><text:span text:style-name="T27">2001-04-13T07:27:11.826949</text:span><text:tab/>EA42<text:tab/><text:span text:style-name="T8">0000</text:span><text:tab/>#2117<text:tab/>2001-04-13T07:27:11.826949<text:tab/>EA43 <text:tab/>07:27:09.224654Z<text:tab/><text:span text:style-name="T4">200C</text:span></text:p>
      <text:p text:style-name="P1">#5207<text:tab/>2001-04-13T07:27:16.979169<text:tab/>EA43<text:tab/><text:span text:style-name="T4">000C</text:span><text:tab/>#2118<text:tab/>2001-04-13T07:27:16.979169<text:tab/>EA44 <text:tab/>07:27:13.231611Z<text:tab/><text:span text:style-name="T4">000C</text:span></text:p>
      <text:p text:style-name="P9">#5208<text:tab/>2001-04-13T07:27:22.131392<text:tab/>EA44<text:tab/><text:span text:style-name="T4">000C</text:span><text:tab/>#2119<text:tab/>2001-04-13T07:27:22.131392<text:tab/>EA45<text:tab/>07:27:21.245893Z<text:tab/><text:span text:style-name="T4">000C</text:span></text:p>
      <text:p text:style-name="P9"><text:span text:style-name="T4"/></text:p>
      <text:p text:style-name="P9"><text:span text:style-name="T25"/></text:p>
      <text:p text:style-name="P9"><text:span text:style-name="T25">2001-04-13T06:08:03.000Z</text:span> 2001-04-09T23:20:59.244Z 1XFGM3308 1SFGMJ059 T S V1 2 SECONDARY RANGE <text:s/>01 SELECTOR,X'0007',None; <text:s text:c="5"/>Extended Mode Commands - <text:span text:style-name="T25">Entry</text:span></text:p>
      <text:p text:style-name="P9"><text:span text:style-name="T25">2001-04-13T06:08:03.000Z</text:span> 2001-04-09T23:20:59.245Z 1XFGM3705 1SFGMJ059 T S V1 2 PARA BASE ADDR <text:s text:c="2"/>01 DATA,X'0063',None; <text:s text:c="9"/>Extended Mode Commands - <text:span text:style-name="T25">Entry</text:span></text:p>
      <text:p text:style-name="P9"><text:span text:style-name="T25">2001-04-13T06:08:03.000Z</text:span> 2001-04-09T23:20:59.251Z 1XFGM6706 1SFGMJ059 T S V1 2 PARA BYTE <text:s text:c="7"/>01 DATA,X'00FF',None; <text:s text:c="9"/>Extended Mode Commands - <text:span text:style-name="T25">Entry</text:span></text:p>
      <text:p text:style-name="P9"><text:span text:style-name="T27">2001-04-13T07:27:09.000Z</text:span> 2001-04-09T23:20:59.275Z 1XFGM3308 1SFGMJ050 T S V1 2 SECONDARY RANGE <text:s/>01 SELECTOR,X'0000',None; <text:s text:c="5"/>Extended Mode Commands - <text:span text:style-name="T27">Exit</text:span></text:p>
      <text:p text:style-name="P9"><text:span text:style-name="T27">2001-04-13T07:27:09.000Z</text:span> 2001-04-09T23:20:59.281Z 1XFGM3401 1SFGMJ050 T S V1 1 TLM OPTION <text:s text:c="6"/>01 SELECTION,X'C',None; <text:s text:c="7"/>Extended Mode Commands - <text:span text:style-name="T27">Exit</text:span></text:p>
      <text:p text:style-name="P9"><text:span text:style-name="T4"/></text:p>
      <text:p text:style-name="P9"><text:span text:style-name="T4"/></text:p>
      <text:p text:style-name="P10"><text:span text:style-name="T2">TMO / 2024-02-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2T20:39:34.468000000</meta:creation-date>
    <dc:date>2024-02-22T21:59:28.683000000</dc:date>
    <meta:editing-duration>PT36M45S</meta:editing-duration>
    <meta:editing-cycles>4</meta:editing-cycles>
    <meta:generator>LibreOffice/7.3.2.2$Windows_X86_64 LibreOffice_project/49f2b1bff42cfccbd8f788c8dc32c1c309559be0</meta:generator>
    <meta:print-date>2024-02-22T21:42:31.197000000</meta:print-date>
    <meta:document-statistic meta:table-count="0" meta:image-count="0" meta:object-count="0" meta:page-count="1" meta:paragraph-count="45" meta:word-count="406" meta:character-count="4441" meta:non-whitespace-character-count="3537"/>
  </office:meta>
</office:document-meta>
</file>